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c1a" officeooo:paragraph-rsid="001d5c1a"/>
    </style:style>
    <style:style style:name="P2" style:family="paragraph" style:parent-style-name="Standard" style:list-style-name="L1">
      <style:text-properties fo:color="#3465a4" officeooo:rsid="001d5c1a" officeooo:paragraph-rsid="001d5c1a"/>
    </style:style>
    <style:style style:name="P3" style:family="paragraph" style:parent-style-name="Standard" style:list-style-name="L1">
      <style:text-properties fo:color="#acb20c" officeooo:rsid="001d5c1a" officeooo:paragraph-rsid="001d5c1a"/>
    </style:style>
    <style:style style:name="P4" style:family="paragraph" style:parent-style-name="Standard" style:list-style-name="L1">
      <style:text-properties fo:color="#000000" officeooo:rsid="001d5c1a" officeooo:paragraph-rsid="001d5c1a"/>
    </style:style>
    <style:style style:name="P5" style:family="paragraph" style:parent-style-name="Standard">
      <style:text-properties fo:color="#000000" officeooo:rsid="001d5c1a" officeooo:paragraph-rsid="001d5c1a"/>
    </style:style>
    <style:style style:name="P6" style:family="paragraph" style:parent-style-name="Standard" style:list-style-name="L2">
      <style:text-properties fo:color="#000000" officeooo:rsid="001d5c1a" officeooo:paragraph-rsid="001d5c1a"/>
    </style:style>
    <style:style style:name="P7" style:family="paragraph" style:parent-style-name="Standard" style:list-style-name="L2">
      <style:text-properties fo:color="#000000" officeooo:rsid="0020c1aa" officeooo:paragraph-rsid="00214ccd"/>
    </style:style>
    <style:style style:name="P8" style:family="paragraph" style:parent-style-name="Standard">
      <style:text-properties fo:color="#000000" officeooo:rsid="00231cde" officeooo:paragraph-rsid="00231cde"/>
    </style:style>
    <style:style style:name="P9" style:family="paragraph" style:parent-style-name="Standard" style:list-style-name="L1">
      <style:text-properties fo:color="#00a933" officeooo:rsid="001d5c1a" officeooo:paragraph-rsid="001d5c1a"/>
    </style:style>
    <style:style style:name="P10" style:family="paragraph" style:parent-style-name="Standard" style:list-style-name="L2">
      <style:text-properties officeooo:paragraph-rsid="001efcf4"/>
    </style:style>
    <style:style style:name="P11" style:family="paragraph" style:parent-style-name="Standard" style:list-style-name="L2">
      <style:text-properties officeooo:paragraph-rsid="001fc3c2"/>
    </style:style>
    <style:style style:name="P12" style:family="paragraph" style:parent-style-name="Standard" style:list-style-name="L2">
      <style:text-properties officeooo:paragraph-rsid="00231cde"/>
    </style:style>
    <style:style style:name="P13" style:family="paragraph" style:parent-style-name="Standard" style:list-style-name="L1">
      <style:text-properties fo:color="#800080" officeooo:rsid="001d5c1a" officeooo:paragraph-rsid="001d5c1a"/>
    </style:style>
    <style:style style:name="P14" style:family="paragraph" style:parent-style-name="Standard" style:list-style-name="L5">
      <style:text-properties fo:color="#800080" officeooo:rsid="00240549" officeooo:paragraph-rsid="00240549"/>
    </style:style>
    <style:style style:name="P15" style:family="paragraph" style:parent-style-name="Standard" style:list-style-name="L5">
      <style:text-properties fo:color="#800080" officeooo:rsid="0025db58" officeooo:paragraph-rsid="0025db58"/>
    </style:style>
    <style:style style:name="P16" style:family="paragraph" style:parent-style-name="Standard" style:list-style-name="L1">
      <style:text-properties fo:color="#b85c00" officeooo:rsid="0020eeba" officeooo:paragraph-rsid="0020eeba"/>
    </style:style>
    <style:style style:name="P17" style:family="paragraph" style:parent-style-name="Standard" style:list-style-name="L5">
      <style:text-properties fo:color="#b85c00" officeooo:rsid="00240549" officeooo:paragraph-rsid="00240549"/>
    </style:style>
    <style:style style:name="P18" style:family="paragraph" style:parent-style-name="Standard" style:list-style-name="L5">
      <style:text-properties fo:color="#b85c00" officeooo:rsid="0025db58" officeooo:paragraph-rsid="0025db58"/>
    </style:style>
    <style:style style:name="P19" style:family="paragraph" style:parent-style-name="Standard" style:list-style-name="L5">
      <style:text-properties fo:color="#2a6099" officeooo:rsid="00240549" officeooo:paragraph-rsid="00240549"/>
    </style:style>
    <style:style style:name="P20" style:family="paragraph" style:parent-style-name="Standard" style:list-style-name="L5">
      <style:text-properties fo:color="#2a6099" officeooo:rsid="0025db58" officeooo:paragraph-rsid="0025db58"/>
    </style:style>
    <style:style style:name="P21" style:family="paragraph" style:parent-style-name="Standard" style:list-style-name="L5">
      <style:text-properties officeooo:paragraph-rsid="0025db58"/>
    </style:style>
    <style:style style:name="T1" style:family="text">
      <style:text-properties fo:color="#acb20c"/>
    </style:style>
    <style:style style:name="T2" style:family="text">
      <style:text-properties fo:color="#acb20c" officeooo:rsid="001d5c1a"/>
    </style:style>
    <style:style style:name="T3" style:family="text">
      <style:text-properties fo:color="#acb20c" officeooo:rsid="001efcf4"/>
    </style:style>
    <style:style style:name="T4" style:family="text">
      <style:text-properties fo:color="#acb20c" style:text-underline-style="none" officeooo:rsid="00214ccd"/>
    </style:style>
    <style:style style:name="T5" style:family="text">
      <style:text-properties fo:color="#acb20c" officeooo:rsid="00214ccd"/>
    </style:style>
    <style:style style:name="T6" style:family="text">
      <style:text-properties fo:color="#acb20c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color="#000000" officeooo:rsid="001d5c1a"/>
    </style:style>
    <style:style style:name="T8" style:family="text">
      <style:text-properties fo:color="#000000" style:text-underline-style="solid" style:text-underline-width="auto" style:text-underline-color="font-color" officeooo:rsid="001d5c1a"/>
    </style:style>
    <style:style style:name="T9" style:family="text">
      <style:text-properties fo:color="#000000" style:text-underline-style="solid" style:text-underline-width="auto" style:text-underline-color="font-color" officeooo:rsid="001efcf4"/>
    </style:style>
    <style:style style:name="T10" style:family="text">
      <style:text-properties fo:color="#000000" officeooo:rsid="001efcf4"/>
    </style:style>
    <style:style style:name="T11" style:family="text">
      <style:text-properties fo:color="#000000" officeooo:rsid="001fc3c2"/>
    </style:style>
    <style:style style:name="T12" style:family="text">
      <style:text-properties fo:color="#000000" officeooo:rsid="0020c1aa"/>
    </style:style>
    <style:style style:name="T13" style:family="text">
      <style:text-properties fo:color="#000000" fo:font-weight="bold" officeooo:rsid="0020c1aa" style:font-weight-asian="bold" style:font-weight-complex="bold"/>
    </style:style>
    <style:style style:name="T14" style:family="text">
      <style:text-properties fo:color="#000000" style:text-underline-style="none" officeooo:rsid="001efcf4"/>
    </style:style>
    <style:style style:name="T15" style:family="text">
      <style:text-properties fo:color="#000000" style:text-underline-style="none" officeooo:rsid="00214ccd"/>
    </style:style>
    <style:style style:name="T16" style:family="text">
      <style:text-properties fo:color="#000000" fo:font-style="italic" style:text-underline-style="solid" style:text-underline-width="auto" style:text-underline-color="font-color" fo:font-weight="bold" officeooo:rsid="00214ccd" style:font-style-asian="italic" style:font-weight-asian="bold" style:font-style-complex="italic" style:font-weight-complex="bold"/>
    </style:style>
    <style:style style:name="T17" style:family="text">
      <style:text-properties fo:color="#000000" fo:font-style="italic" style:text-underline-style="solid" style:text-underline-width="auto" style:text-underline-color="font-color" fo:font-weight="normal" officeooo:rsid="00231cde" style:font-style-asian="italic" style:font-weight-asian="normal" style:font-style-complex="italic" style:font-weight-complex="normal"/>
    </style:style>
    <style:style style:name="T18" style:family="text">
      <style:text-properties fo:color="#000000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3465a4"/>
    </style:style>
    <style:style style:name="T22" style:family="text">
      <style:text-properties fo:color="#3465a4" officeooo:rsid="001d5c1a"/>
    </style:style>
    <style:style style:name="T23" style:family="text">
      <style:text-properties fo:color="#3465a4" officeooo:rsid="001efcf4"/>
    </style:style>
    <style:style style:name="T24" style:family="text">
      <style:text-properties fo:color="#ff4000"/>
    </style:style>
    <style:style style:name="T25" style:family="text">
      <style:text-properties style:text-underline-style="solid" style:text-underline-width="auto" style:text-underline-color="font-color" officeooo:rsid="0020eeba"/>
    </style:style>
    <style:style style:name="T26" style:family="text">
      <style:text-properties fo:color="#800080"/>
    </style:style>
    <style:style style:name="T27" style:family="text">
      <style:text-properties fo:color="#800080" officeooo:rsid="001d5c1a"/>
    </style:style>
    <style:style style:name="T28" style:family="text">
      <style:text-properties fo:color="#800080" officeooo:rsid="001efcf4"/>
    </style:style>
    <style:style style:name="T29" style:family="text">
      <style:text-properties fo:color="#800080" officeooo:rsid="001fc3c2"/>
    </style:style>
    <style:style style:name="T30" style:family="text">
      <style:text-properties fo:color="#800080" officeooo:rsid="0020c1aa"/>
    </style:style>
    <style:style style:name="T31" style:family="text">
      <style:text-properties fo:color="#800080" officeooo:rsid="0020eeba"/>
    </style:style>
    <style:style style:name="T32" style:family="text">
      <style:text-properties fo:color="#800080" style:text-underline-style="none" officeooo:rsid="0020eeba"/>
    </style:style>
    <style:style style:name="T33" style:family="text">
      <style:text-properties fo:color="#800080" style:text-underline-style="none" officeooo:rsid="001efcf4"/>
    </style:style>
    <style:style style:name="T34" style:family="text">
      <style:text-properties fo:color="#800080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35" style:family="text">
      <style:text-properties fo:color="#800080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36" style:family="text">
      <style:text-properties fo:color="#800080" officeooo:rsid="0025db58"/>
    </style:style>
    <style:style style:name="T37" style:family="text">
      <style:text-properties fo:color="#00a933" officeooo:rsid="001efcf4"/>
    </style:style>
    <style:style style:name="T38" style:family="text">
      <style:text-properties fo:color="#00a933" officeooo:rsid="001fc3c2"/>
    </style:style>
    <style:style style:name="T39" style:family="text">
      <style:text-properties fo:color="#00a933" officeooo:rsid="0020c1aa"/>
    </style:style>
    <style:style style:name="T40" style:family="text">
      <style:text-properties fo:color="#00a933" style:text-underline-style="none" officeooo:rsid="0020eeba"/>
    </style:style>
    <style:style style:name="T41" style:family="text">
      <style:text-properties fo:color="#00a933" style:text-underline-style="none" officeooo:rsid="001efcf4"/>
    </style:style>
    <style:style style:name="T42" style:family="text">
      <style:text-properties fo:color="#00a933" style:text-underline-style="none" officeooo:rsid="00214ccd"/>
    </style:style>
    <style:style style:name="T43" style:family="text">
      <style:text-properties fo:color="#00a933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44" style:family="text">
      <style:text-properties fo:color="#00a933" fo:font-style="normal" style:text-underline-style="none" fo:font-weight="normal" officeooo:rsid="00231cde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fo:color="#2a6099"/>
    </style:style>
    <style:style style:name="T46" style:family="text">
      <style:text-properties fo:color="#2a6099" officeooo:rsid="001efcf4"/>
    </style:style>
    <style:style style:name="T47" style:family="text">
      <style:text-properties fo:color="#2a6099" officeooo:rsid="0020c1aa"/>
    </style:style>
    <style:style style:name="T48" style:family="text">
      <style:text-properties fo:color="#2a6099" officeooo:rsid="0020eeba"/>
    </style:style>
    <style:style style:name="T49" style:family="text">
      <style:text-properties fo:color="#2a6099" style:text-underline-style="none"/>
    </style:style>
    <style:style style:name="T50" style:family="text">
      <style:text-properties fo:color="#2a6099" style:text-underline-style="none" officeooo:rsid="0020eeba"/>
    </style:style>
    <style:style style:name="T51" style:family="text">
      <style:text-properties fo:color="#2a6099" style:text-underline-style="none" officeooo:rsid="001efcf4"/>
    </style:style>
    <style:style style:name="T52" style:family="text">
      <style:text-properties fo:color="#2a6099" style:text-underline-style="none" officeooo:rsid="00214ccd"/>
    </style:style>
    <style:style style:name="T53" style:family="text">
      <style:text-properties fo:color="#2a6099" fo:font-style="normal" style:text-underline-style="none" fo:font-weight="normal" officeooo:rsid="00214ccd" style:font-style-asian="normal" style:font-weight-asian="normal" style:font-style-complex="normal" style:font-weight-complex="normal"/>
    </style:style>
    <style:style style:name="T54" style:family="text">
      <style:text-properties fo:color="#2a6099" fo:font-style="normal" style:text-underline-style="none" fo:font-weight="normal" officeooo:rsid="00231cde" style:font-style-asian="normal" style:font-weight-asian="normal" style:font-style-complex="normal" style:font-weight-complex="normal"/>
    </style:style>
    <style:style style:name="T55" style:family="text">
      <style:text-properties officeooo:rsid="0020eeba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20eeba"/>
    </style:style>
    <style:style style:name="T58" style:family="text">
      <style:text-properties style:text-underline-style="none" officeooo:rsid="00214ccd"/>
    </style:style>
    <style:style style:name="T59" style:family="text">
      <style:text-properties style:text-underline-style="none" officeooo:rsid="001efcf4"/>
    </style:style>
    <style:style style:name="T60" style:family="text">
      <style:text-properties fo:color="#b85c00" style:text-underline-style="none" officeooo:rsid="0020eeba"/>
    </style:style>
    <style:style style:name="T61" style:family="text">
      <style:text-properties fo:color="#b85c00" style:text-underline-style="none" officeooo:rsid="00214ccd"/>
    </style:style>
    <style:style style:name="T62" style:family="text">
      <style:text-properties officeooo:rsid="0025db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co qui di seguito come si svolge in dettaglio una quaklunque partita, ma prima la legenda è d’obbligo:</text:p>
      <text:list xml:id="list272682989" text:style-name="L1">
        <text:list-item>
          <text:p text:style-name="P2">Entità</text:p>
        </text:list-item>
        <text:list-item>
          <text:p text:style-name="P13">Attributi</text:p>
        </text:list-item>
        <text:list-item>
          <text:p text:style-name="P3">Fase</text:p>
        </text:list-item>
        <text:list-item>
          <text:p text:style-name="P4">Azione/ parole discorsive</text:p>
        </text:list-item>
        <text:list-item>
          <text:p text:style-name="P9">Utente/interazione diretta</text:p>
        </text:list-item>
        <text:list-item>
          <text:p text:style-name="P16">Metodi</text:p>
        </text:list-item>
      </text:list>
      <text:p text:style-name="P5"/>
      <text:p text:style-name="P8">Prima permettemi una panoramica delle possibili classi, dei loro attributi e dei loro metodi:</text:p>
      <text:list xml:id="list313465021" text:style-name="L5">
        <text:list-item>
          <text:p text:style-name="P20">Lobby</text:p>
          <text:list>
            <text:list-item>
              <text:p text:style-name="P15">String idLobby</text:p>
            </text:list-item>
            <text:list-item>
              <text:p text:style-name="P21"><text:span text:style-name="T36">int numGiocatoriTot</text:span></text:p>
            </text:list-item>
            <text:list-item>
              <text:p text:style-name="P15">int numGiocatoriCorr</text:p>
            </text:list-item>
            <text:list-item>
              <text:p text:style-name="P18">??</text:p>
            </text:list-item>
          </text:list>
        </text:list-item>
        <text:list-item>
          <text:p text:style-name="P19">DadoASeiFacce</text:p>
          <text:list>
            <text:list-item>
              <text:p text:style-name="P14">char faccia1</text:p>
            </text:list-item>
            <text:list-item>
              <text:p text:style-name="P14">char faccia2</text:p>
            </text:list-item>
            <text:list-item>
              <text:p text:style-name="P14">char faccia3</text:p>
            </text:list-item>
            <text:list-item>
              <text:p text:style-name="P14">char faccia4</text:p>
            </text:list-item>
            <text:list-item>
              <text:p text:style-name="P14">char faccia5</text:p>
            </text:list-item>
            <text:list-item>
              <text:p text:style-name="P14">char faccia6</text:p>
            </text:list-item>
            <text:list-item>
              <text:p text:style-name="P17">char simulaLancio()</text:p>
            </text:list-item>
          </text:list>
        </text:list-item>
        <text:list-item>
          <text:p text:style-name="P19">Tabella</text:p>
          <text:list>
            <text:list-item>
              <text:p text:style-name="P14">??</text:p>
            </text:list-item>
            <text:list-item>
              <text:p text:style-name="P17">??</text:p>
            </text:list-item>
          </text:list>
        </text:list-item>
        <text:list-item>
          <text:p text:style-name="P19">Clessidra</text:p>
          <text:list>
            <text:list-item>
              <text:p text:style-name="P14">timer</text:p>
            </text:list-item>
            <text:list-item>
              <text:p text:style-name="P14">final int TEMPO_DI_GIOCO = 180;</text:p>
            </text:list-item>
            <text:list-item>
              <text:p text:style-name="P14">final int RESET = 0;</text:p>
            </text:list-item>
            <text:list-item>
              <text:p text:style-name="P17">void setTimer(int);</text:p>
            </text:list-item>
            <text:list-item>
              <text:p text:style-name="P17">void count();</text:p>
            </text:list-item>
          </text:list>
        </text:list-item>
        <text:list-item>
          <text:p text:style-name="P20">Player</text:p>
          <text:list>
            <text:list-item>
              <text:p text:style-name="P15">String nomeUtente</text:p>
            </text:list-item>
            <text:list-item>
              <text:p text:style-name="P15">List&lt;&gt; listaPlayer</text:p>
            </text:list-item>
            <text:list-item>
              <text:p text:style-name="P15">int punteggio</text:p>
            </text:list-item>
            <text:list-item>
              <text:p text:style-name="P15">(int punteggioConfermato)</text:p>
            </text:list-item>
            <text:list-item>
              <text:p text:style-name="P15">(bool verificaCompletata)</text:p>
            </text:list-item>
            <text:list-item>
              <text:p text:style-name="P18">(confermaPunteggio();)</text:p>
            </text:list-item>
            <text:list-item>
              <text:p text:style-name="P18">segnalazioneParola();</text:p>
            </text:list-item>
          </text:list>
        </text:list-item>
      </text:list>
      <text:p text:style-name="P5"/>
      <text:p text:style-name="P5">Bene, partiamo:</text:p>
      <text:list xml:id="list1981267402" text:style-name="L2">
        <text:list-item>
          <text:p text:style-name="P6">Per quanto riguarda lo svolgimento della <text:span text:style-name="T1">Fase </text:span><text:span text:style-name="T5">di lobby</text:span><text:span text:style-name="T1"> </text:span>non mi dilungherò nelle interazioni, in quanto non fanno parte dello svolgimento della partita.<text:line-break/>Ci basti sapere, per ora, che per la <text:span text:style-name="T21">Lobby </text:span>corrente devono essere verificati una serie di <text:span text:style-name="T26">Attributi</text:span><text:span text:style-name="T24"> </text:span>come ad esempio: <text:s/><text:span text:style-name="T26">numGiocatoriTot, numGiocatoriCorr, infoHost, ecc...</text:span>. Per adesso non me ne vengono in mente altri, in quanto il flag della lobby piena lo si può evincere dagli attributi sopra citati.</text:p>
        </text:list-item>
        <text:list-item>
          <text:p text:style-name="P11"><text:span text:style-name="T7">La </text:span><text:span text:style-name="T2">Fase </text:span><text:span text:style-name="T5">di gioco</text:span><text:span text:style-name="T2"> </text:span><text:span text:style-name="T7">comincia non appena la lobby risulta piena (indicativamente </text:span><text:span text:style-name="T27">numGiocatoriTot == numGiocatoriCorr</text:span><text:span text:style-name="T7">). Entrano in gioco una marea di classi e di azioni a questo punto.<text:line-break/>Provando ad andare per ordine si può notare che per prima cosa </text:span><text:span text:style-name="T8">sedici istanze</text:span><text:span text:style-name="T7"> di </text:span><text:soft-page-break/><text:span text:style-name="T22">DadoASeiFacce </text:span><text:span text:style-name="T10">vengono lanciate e la </text:span><text:span text:style-name="T28">facciaXDadoY</text:span><text:span text:style-name="T10">* che viene randomicamente selezionata viene disposta sull’elemento grafico </text:span><text:span text:style-name="T46">Tabella</text:span><text:span text:style-name="T10">.<text:line-break/>A questo punto l’elemento </text:span><text:span text:style-name="T23">Clessidra </text:span><text:span text:style-name="T10">comincerà a operare decrementando il proprio </text:span><text:span text:style-name="T28">timer </text:span><text:span text:style-name="T10">(di valore </text:span><text:span text:style-name="T9">tre minuti</text:span><text:span text:style-name="T10">, ricordo).<text:line-break/>I </text:span><text:span text:style-name="T46">Player</text:span><text:span text:style-name="T10">, </text:span><text:span text:style-name="T11">ognuno</text:span><text:span text:style-name="T10"> dei quali provvisto della propria </text:span><text:span text:style-name="T29">listaPlayer</text:span><text:span text:style-name="T11">**, provvederà ad </text:span><text:span text:style-name="T38">annotare le parole all’interno della </text:span><text:span text:style-name="T29">listaPlayer</text:span><text:span text:style-name="T11">, la quale, a mio avviso, come unico controllo dovrebbe vigilare sull’inserimento di duplicati. Non vi è modo di cancellare elementi dalla </text:span><text:span text:style-name="T29">listaPlayer</text:span><text:span text:style-name="T11"> una volta inseriti.</text:span><text:span text:style-name="T10"><text:line-break/>Nel caso un </text:span><text:span text:style-name="T46">Player</text:span><text:span text:style-name="T28"> </text:span><text:span text:style-name="T10">dovesse </text:span><text:span text:style-name="T37">abbandonare </text:span><text:span text:style-name="T10">la partita questa verrà immediatamente terminata.<text:line-break/>*È chiaro che ogni faccia di ogni ogni dado deve essere strettamente riconoscibile all’interno del dado stesso (Es. </text:span><text:span text:style-name="T23">Dado </text:span><text:span text:style-name="T10">dado1 = new </text:span><text:span text:style-name="T46">Dado</text:span><text:span text:style-name="T10">(‘</text:span><text:span text:style-name="T27">A</text:span><text:span text:style-name="T10">’,’</text:span><text:span text:style-name="T28">B</text:span><text:span text:style-name="T10">’,’</text:span><text:span text:style-name="T28">C</text:span><text:span text:style-name="T10">’,’</text:span><text:span text:style-name="T28">D</text:span><text:span text:style-name="T10">’,’</text:span><text:span text:style-name="T28">E</text:span><text:span text:style-name="T10">’,’</text:span><text:span text:style-name="T28">F</text:span><text:span text:style-name="T10">’)).</text:span></text:p>
        </text:list-item>
        <text:list-item>
          <text:p text:style-name="P10"><text:span text:style-name="T10">Una volta che il </text:span><text:span text:style-name="T28">timer </text:span><text:span text:style-name="T10">della </text:span><text:span text:style-name="T46">Clessidra</text:span><text:span text:style-name="T10"> sarà sceso a ‘0’ si entrerà nella </text:span><text:span text:style-name="T3">Fase </text:span><text:span text:style-name="T5">di valutazione</text:span><text:span text:style-name="T10">. </text:span><text:span text:style-name="T12">In questa fase il </text:span><text:span text:style-name="T47">SistemaDiVerifica </text:span><text:span text:style-name="T12">si occuperà di </text:span><text:span text:style-name="T39">dare i relativi punteggi </text:span><text:span text:style-name="T12">alle parole contenute nelle </text:span><text:span text:style-name="T30">listaPlayer </text:span><text:span text:style-name="T12">di tutti i </text:span><text:span text:style-name="T47">Player</text:span><text:span text:style-name="T30"> </text:span><text:span text:style-name="T12">in contemporanea. Per fare ciò </text:span><text:span text:style-name="T47">SistemaDiVerifica </text:span><text:span text:style-name="T12">dovrà </text:span><text:span text:style-name="T39">interfacciarsi</text:span><text:span text:style-name="T12"> col </text:span><text:span text:style-name="T47">Dizionario</text:span><text:span text:style-name="T12"> e, tramite degli appositi metodi, stabilire i punteggi di ogni elemento.<text:line-break/>P.S. I </text:span><text:span text:style-name="T47">Player</text:span><text:span text:style-name="T12"> </text:span><text:span text:style-name="T13">NON sono a conoscenza</text:span><text:span text:style-name="T12"> di questa fase, </text:span><text:span text:style-name="T13">NON ci interagiscono</text:span><text:span text:style-name="T12"> in alcun modo.</text:span></text:p>
        </text:list-item>
        <text:list-item>
          <text:p text:style-name="P7">Una volta che il <text:span text:style-name="T26">punteggio </text:span>provvisorio associato ad ogni <text:span text:style-name="T26">listaPlayer</text:span> è stato computato si comincia con la <text:span text:style-name="T1">Fase </text:span><text:span text:style-name="T5">di verifica</text:span>. <text:line-break/>In questa fase il <text:s/><text:span text:style-name="T26">punteggio </text:span>passa da provvisorio a non provvisorio (magari suddividendo il punteggio in due attributi distinti (per fini statistici), o con un apposito flag magari <text:span text:style-name="T26">punteggioConfermato</text:span>).<text:line-break/><text:span text:style-name="T55">Il </text:span><text:span text:style-name="T31">timer </text:span><text:span text:style-name="T55">della</text:span> <text:span text:style-name="T45">Clessidra</text:span><text:span text:style-name="T48"> </text:span><text:span text:style-name="T55">viene settato nuovamente a </text:span><text:span text:style-name="T25">tre minuti</text:span><text:span text:style-name="T57"> e ai </text:span><text:span text:style-name="T50">Player </text:span><text:span text:style-name="T57">viene permesso di </text:span><text:span text:style-name="T40">visionare </text:span><text:span text:style-name="T57">indiscriminatamente tutte le </text:span><text:span text:style-name="T32">listaPlayer </text:span><text:span text:style-name="T57">in gioco. I </text:span><text:span text:style-name="T50">Player</text:span><text:span text:style-name="T57">, </text:span><text:span text:style-name="T40">interrogando</text:span><text:span text:style-name="T50"> </text:span><text:span text:style-name="T57">il </text:span><text:span text:style-name="T50">Dizionario</text:span><text:span text:style-name="T57">, hanno la possibilità di controllare le varie parole e la loro veridicità. Secondo me sarebbe utile mettere in piedi un’infrastruttura di </text:span><text:span text:style-name="T60">segnalazioneParola()</text:span><text:span text:style-name="T57"> con la quale i </text:span><text:span text:style-name="T50">Player </text:span><text:span text:style-name="T40">segnalano </text:span><text:span text:style-name="T57">al </text:span><text:span text:style-name="T50">Sistema</text:span><text:span text:style-name="T57"> delle criticità (magari ipotizzo un apposito menù a tendina con dell criticità predefinite) il quale poi fornirà loro una spiegazione o il ricalcolo dei </text:span><text:span text:style-name="T32">punteggio</text:span><text:span text:style-name="T57">, se necessario.<text:line-break/>Se tutti i </text:span><text:span text:style-name="T32">Player</text:span><text:span text:style-name="T57"> nella </text:span><text:span text:style-name="T50">Sessione</text:span><text:span text:style-name="T57"> marcano il flag </text:span><text:span text:style-name="T32">verificaCompletata </text:span><text:span text:style-name="T57">(marcatura naturalmente gestita da un apposito metodo, magari </text:span><text:span text:style-name="T61">verificaCompletata</text:span><text:span text:style-name="T58"> o</text:span><text:span text:style-name="T61"> completamentoVerifica()</text:span><text:span text:style-name="T57">) </text:span><text:span text:style-name="T58">il </text:span><text:span text:style-name="T32">timer </text:span><text:span text:style-name="T57">della</text:span><text:span text:style-name="T56"> </text:span><text:span text:style-name="T49">Clessidra</text:span><text:span text:style-name="T50"> </text:span><text:span text:style-name="T57">viene </text:span><text:span text:style-name="T58">annullato e si procede con la fase successiva.<text:line-break/>Anche in questo caso se</text:span><text:span text:style-name="T59"> un </text:span><text:span text:style-name="T51">Player</text:span><text:span text:style-name="T33"> </text:span><text:span text:style-name="T59">dovesse </text:span><text:span text:style-name="T41">abbandonare </text:span><text:span text:style-name="T59">la partita questa verrà immediatamente terminata.</text:span></text:p>
        </text:list-item>
        <text:list-item>
          <text:p text:style-name="P12"><text:span text:style-name="T14">S</text:span><text:span text:style-name="T15">i passa così alla </text:span><text:span text:style-name="T4">Fase di conclusione</text:span><text:span text:style-name="T15">. Come primissima azione il </text:span><text:span text:style-name="T52">Sistema </text:span><text:span text:style-name="T42">valuta </text:span><text:span text:style-name="T15">la </text:span><text:span text:style-name="T16">condizione di vittoria</text:span><text:span text:style-name="T18"> (</text:span><text:span text:style-name="T35">punteggioPlayerX</text:span><text:span text:style-name="T18"> &gt;= </text:span><text:span text:style-name="T35">punteggioVittoria</text:span><text:span text:style-name="T18">[variabile final di </text:span><text:span text:style-name="T53">Sistema </text:span><text:span text:style-name="T18">di valore, in questo caso, </text:span><text:span text:style-name="T35">50</text:span><text:span text:style-name="T18">]).<text:line-break/></text:span><text:span text:style-name="T19">Se la condizione di vittoria è </text:span><text:span text:style-name="T17">superata</text:span><text:span text:style-name="T19">:<text:line-break/>Il </text:span><text:span text:style-name="T34">nomeUtente </text:span><text:span text:style-name="T19">del</text:span><text:span text:style-name="T54"> Player</text:span><text:span text:style-name="T19"> viene mostrato sullo schermo di tutti (più nomi se ci fossero più vincitori a pari merito).<text:line-break/>Il</text:span><text:span text:style-name="T54"> Sistema</text:span><text:span text:style-name="T43"> computa </text:span><text:span text:style-name="T19">e</text:span><text:span text:style-name="T43"> mostra </text:span><text:span text:style-name="T19">una classifica generale della partita.<text:line-break/>La partita finisce, bisogna creare un “meccanismo” di fine partita e ritorno alla schermata lobby.<text:line-break/>Se la condizione di vittoria è </text:span><text:span text:style-name="T17">non superata</text:span><text:span text:style-name="T19">:<text:line-break/>Il </text:span><text:span text:style-name="T54">Sistema </text:span><text:span text:style-name="T19">si </text:span><text:span text:style-name="T44">reitera </text:span><text:span text:style-name="T20">dalla </text:span><text:span text:style-name="T6">Fase di gioco</text:span><text:span text:style-name="T20">, mantenendo tutti i dati attuali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2:09:20.110000000</meta:creation-date>
    <dc:date>2020-05-25T14:41:02.698000000</dc:date>
    <meta:editing-duration>PT10M24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44" meta:word-count="722" meta:character-count="4650" meta:non-whitespace-character-count="4010"/>
  </office:meta>
</office:document-meta>
</file>